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CHILANOVAAVALIACAO2" table:style-name="ta1">
        <table:shapes>
          <draw:frame draw:z-index="0" draw:style-name="gr1" draw:text-style-name="P1" svg:width="15.999cm" svg:height="8.999cm" svg:x="1.667cm" svg:y="0.1cm">
            <draw:object draw:notify-on-update-of-ranges="MOCHILANOVAAVALIACAO2.B1:MOCHILANOVAAVALIACAO2.B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836cm" svg:y="0.107cm">
            <draw:object draw:notify-on-update-of-ranges="MOCHILANOVAAVALIACAO2.C1:MOCHILANOVAAVALIACAO2.C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5" calcext:value-type="float">
            <text:p>41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5" calcext:value-type="float">
            <text:p>41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9T20:53:07.032990184</dc:date>
    <meta:editing-duration>PT2M13S</meta:editing-duration>
    <meta:editing-cycles>1</meta:editing-cycles>
    <meta:document-statistic meta:table-count="1" meta:cell-count="180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58cm" svg:y="0.316cm" chart:style-name="ch2">
          <text:p>MOCHILA TESTE 7 - AVALIAÇÕES</text:p>
        </chart:title>
        <chart:plot-area chart:style-name="ch3" table:cell-range-address="MOCHILANOVAAVALIACAO2.B1:MOCHILANOVAAVALIACAO2.B60" svg:x="1.331cm" svg:y="1.275cm" svg:width="14.349cm" svg:height="6.564cm">
          <chart:coordinate-region svg:x="2.138cm" svg:y="1.474cm" svg:width="13.542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62cm" chart:style-name="ch6">
              <text:p>AVALIAÇÕES</text:p>
            </chart:title>
            <chart:grid chart:style-name="ch7" chart:class="major"/>
          </chart:axis>
          <chart:series chart:style-name="ch8" chart:values-cell-range-address="MOCHILANOVAAVALIACAO2.B1:MOCHILANOVAAVALIACAO2.B60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5">
                <text:p>415</text:p>
                <draw:g>
                  <svg:desc>MOCHILANOVAAVALIACAO2.B1:MOCHILANOVAAVALIACAO2.B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21cm" svg:y="0.316cm" chart:style-name="ch2">
          <text:p>MOCHILA TESTE 7 - FITNESS</text:p>
        </chart:title>
        <chart:plot-area chart:style-name="ch3" table:cell-range-address="MOCHILANOVAAVALIACAO2.C1:MOCHILANOVAAVALIACAO2.C60" svg:x="1.331cm" svg:y="1.275cm" svg:width="14.349cm" svg:height="6.564cm">
          <chart:coordinate-region svg:x="2.138cm" svg:y="1.474cm" svg:width="13.542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276cm" chart:style-name="ch6">
              <text:p>FITNESS</text:p>
            </chart:title>
            <chart:grid chart:style-name="ch7" chart:class="major"/>
          </chart:axis>
          <chart:series chart:style-name="ch8" chart:values-cell-range-address="MOCHILANOVAAVALIACAO2.C1:MOCHILANOVAAVALIACAO2.C60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8">
                <text:p>238</text:p>
                <draw:g>
                  <svg:desc>MOCHILANOVAAVALIACAO2.C1:MOCHILANOVAAVALIACAO2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0">
                <text:p>1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